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f159e" officeooo:paragraph-rsid="00bb6f62"/>
    </style:style>
    <style:style style:name="P2" style:family="paragraph" style:parent-style-name="Standard">
      <style:text-properties officeooo:rsid="0096faa1" officeooo:paragraph-rsid="00c70060"/>
    </style:style>
    <style:style style:name="P3" style:family="paragraph" style:parent-style-name="Standard">
      <style:text-properties officeooo:rsid="00c805b2" officeooo:paragraph-rsid="00f19664"/>
    </style:style>
    <style:style style:name="P4" style:family="paragraph" style:parent-style-name="Standard">
      <style:text-properties officeooo:rsid="00ea4753" officeooo:paragraph-rsid="00f1cf51"/>
    </style:style>
    <style:style style:name="P5" style:family="paragraph" style:parent-style-name="Standard">
      <style:text-properties officeooo:rsid="00f361d3" officeooo:paragraph-rsid="00f361d3"/>
    </style:style>
    <style:style style:name="P6" style:family="paragraph" style:parent-style-name="Standard">
      <style:text-properties officeooo:rsid="006744de" officeooo:paragraph-rsid="00d7d996"/>
    </style:style>
    <style:style style:name="P7" style:family="paragraph" style:parent-style-name="Standard">
      <style:text-properties officeooo:rsid="01081293" officeooo:paragraph-rsid="01081293"/>
    </style:style>
    <style:style style:name="P8" style:family="paragraph" style:parent-style-name="Standard">
      <style:text-properties officeooo:rsid="0123e420" officeooo:paragraph-rsid="0123e420"/>
    </style:style>
    <style:style style:name="P9" style:family="paragraph" style:parent-style-name="Text_20_body">
      <style:text-properties officeooo:rsid="0015354e" officeooo:paragraph-rsid="0015354e"/>
    </style:style>
    <style:style style:name="P10" style:family="paragraph" style:parent-style-name="Standard">
      <style:text-properties officeooo:rsid="001f68c6" officeooo:paragraph-rsid="0133385e"/>
    </style:style>
    <style:style style:name="P11" style:family="paragraph" style:parent-style-name="Standard">
      <style:text-properties officeooo:rsid="0133385e" officeooo:paragraph-rsid="0133385e"/>
    </style:style>
    <style:style style:name="P12" style:family="paragraph" style:parent-style-name="Text_20_body">
      <style:text-properties officeooo:rsid="013db64d" officeooo:paragraph-rsid="013db64d"/>
    </style:style>
    <style:style style:name="P13" style:family="paragraph" style:parent-style-name="Heading_20_3">
      <style:text-properties officeooo:paragraph-rsid="00f1cf51"/>
    </style:style>
    <style:style style:name="P14" style:family="paragraph" style:parent-style-name="Heading_20_3">
      <style:text-properties officeooo:paragraph-rsid="00f19664"/>
    </style:style>
    <style:style style:name="P15" style:family="paragraph" style:parent-style-name="Heading_20_3">
      <style:text-properties officeooo:paragraph-rsid="00d7d996"/>
    </style:style>
    <style:style style:name="P16" style:family="paragraph" style:parent-style-name="Heading_20_3">
      <style:text-properties officeooo:paragraph-rsid="00c70060"/>
    </style:style>
    <style:style style:name="P17" style:family="paragraph" style:parent-style-name="Heading_20_3">
      <style:text-properties officeooo:paragraph-rsid="01081293"/>
    </style:style>
    <style:style style:name="T1" style:family="text">
      <style:text-properties officeooo:rsid="0024bc2f"/>
    </style:style>
    <style:style style:name="T2" style:family="text">
      <style:text-properties officeooo:rsid="006ed7af"/>
    </style:style>
    <style:style style:name="T3" style:family="text">
      <style:text-properties officeooo:rsid="009df489"/>
    </style:style>
    <style:style style:name="T4" style:family="text">
      <style:text-properties officeooo:rsid="00c9b7a2"/>
    </style:style>
    <style:style style:name="T5" style:family="text">
      <style:text-properties officeooo:rsid="00cb8620"/>
    </style:style>
    <style:style style:name="T6" style:family="text">
      <style:text-properties officeooo:rsid="00ce3e56"/>
    </style:style>
    <style:style style:name="T7" style:family="text">
      <style:text-properties officeooo:rsid="00cea582"/>
    </style:style>
    <style:style style:name="T8" style:family="text">
      <style:text-properties officeooo:rsid="00dc7ca9"/>
    </style:style>
    <style:style style:name="T9" style:family="text">
      <style:text-properties officeooo:rsid="00e4b763"/>
    </style:style>
    <style:style style:name="T10" style:family="text">
      <style:text-properties officeooo:rsid="00ef502f"/>
    </style:style>
    <style:style style:name="T11" style:family="text">
      <style:text-properties officeooo:rsid="00f3b489"/>
    </style:style>
    <style:style style:name="T12" style:family="text">
      <style:text-properties officeooo:rsid="0100f632"/>
    </style:style>
    <style:style style:name="T13" style:family="text">
      <style:text-properties officeooo:rsid="010526f0"/>
    </style:style>
    <style:style style:name="T14" style:family="text">
      <style:text-properties officeooo:rsid="010555cf"/>
    </style:style>
    <style:style style:name="T15" style:family="text">
      <style:text-properties officeooo:rsid="01081293"/>
    </style:style>
    <style:style style:name="T16" style:family="text">
      <style:text-properties officeooo:rsid="0109cbfe"/>
    </style:style>
    <style:style style:name="T17" style:family="text">
      <style:text-properties officeooo:rsid="010afc9a"/>
    </style:style>
    <style:style style:name="T18" style:family="text">
      <style:text-properties officeooo:rsid="0042c0ce"/>
    </style:style>
    <style:style style:name="T19" style:family="text">
      <style:text-properties fo:font-weight="bold" style:font-weight-asian="bold" style:font-weight-complex="bold"/>
    </style:style>
    <style:style style:name="T20" style:family="text">
      <style:text-properties fo:font-weight="bold" officeooo:rsid="004995c9" style:font-weight-asian="bold" style:font-weight-complex="bold"/>
    </style:style>
    <style:style style:name="T21" style:family="text">
      <style:text-properties officeooo:rsid="004b959f"/>
    </style:style>
    <style:style style:name="T22" style:family="text">
      <style:text-properties officeooo:rsid="0117e256"/>
    </style:style>
    <style:style style:name="T23" style:family="text">
      <style:text-properties officeooo:rsid="011ee2f4"/>
    </style:style>
    <style:style style:name="T24" style:family="text">
      <style:text-properties officeooo:rsid="01202cdb"/>
    </style:style>
    <style:style style:name="T25" style:family="text">
      <style:text-properties officeooo:rsid="01230e70"/>
    </style:style>
    <style:style style:name="T26" style:family="text">
      <style:text-properties officeooo:rsid="01258f24"/>
    </style:style>
    <style:style style:name="T27" style:family="text">
      <style:text-properties officeooo:rsid="0136831e"/>
    </style:style>
    <style:style style:name="T28" style:family="text">
      <style:text-properties officeooo:rsid="01437c75"/>
    </style:style>
    <style:style style:name="T29" style:family="text">
      <style:text-properties officeooo:rsid="014d4120"/>
    </style:style>
    <style:style style:name="T30" style:family="text">
      <style:text-properties officeooo:rsid="0169b421"/>
    </style:style>
    <style:style style:name="T31" style:family="text">
      <style:text-properties officeooo:rsid="016b104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ie Macht</text:h>
      <text:p text:style-name="P1">Eine Wirkung oder <text:span text:style-name="T9">Komplexität</text:span> hat einen Anteil an der <text:span text:style-name="T1">relativen </text:span>Wirklichkeit <text:span text:style-name="T23">also ein Wirkpotential in der Wirklichkeit eines Beziehungspartners</text:span>.</text:p>
      <text:h text:style-name="Heading_20_3" text:outline-level="3">Die Wirkung</text:h>
      <text:p text:style-name="P9">Macht kann entlang einer oder mehrerer Beziehungen übertragen werden.</text:p>
      <text:h text:style-name="Heading_20_3" text:outline-level="3">Die Kausalität</text:h>
      <text:p text:style-name="Standard">Eine Wirkung kann eine oder mehrere weitere Wirkung(en) katalysieren, welche dies ebenfalls können, welche dies… usw. <text:span text:style-name="T24">Kausalitätsstränge können sich entlang der Evolution des Systems aufteilen.</text:span></text:p>
      <text:h text:style-name="Heading_20_3" text:outline-level="3">Die Komplexität</text:h>
      <text:p text:style-name="P10">Durch inhomogene Kausalität kann Macht verklumpen und Komplexe bilden. Diese Komplexe enthalten eine Menge an <text:span text:style-name="T8">(diskreter/stetiger)</text:span> Information welche sie beschreibt.</text:p>
      <text:p text:style-name="P10"/>
      <text:p text:style-name="P11">Komplexe erscheinen immer diskret. <text:span text:style-name="T27">Komplexe die nicht gegeneinander abgegrenzt werden können sind ein Komplex zwei oder mehrerer Untereinheiten.</text:span></text:p>
      <text:p text:style-name="P10"/>
      <text:p text:style-name="P10">Wirkt Macht auf einen Komplex verändert sich dessen Information konstruktiv oder destruktiv.</text:p>
      <text:p text:style-name="Text_20_body"><text:span text:style-name="T19">Di</text:span><text:span text:style-name="T20">e Synergie: </text:span><text:span text:style-name="T18">Wirkt Macht konstruktiv auf einen Komplex so wird dieser komplexer. </text:span></text:p>
      <text:p text:style-name="Text_20_body"><text:span text:style-name="T19">Die Entropie: </text:span><text:span text:style-name="T21">Wirkt Macht destruktiv auf einen Komplex so wird dieser banaler.</text:span></text:p>
      <text:h text:style-name="Heading_20_3" text:outline-level="3">Die Untereinheit/<text:span text:style-name="T28">Kategorie</text:span></text:h>
      <text:p text:style-name="P12">Ist Teil der Information der Komplexität und <text:span text:style-name="T29">wird über Synergien/Gemeinsamkeiten auf der betrachteten Abstraktionsebene definiert</text:span>.</text:p>
      <text:h text:style-name="P13" text:outline-level="3">Die stetige Information</text:h>
      <text:p text:style-name="P4">Ist andauernde Wirkung <text:span text:style-name="T10">einer variablen Menge an Macht und enthält stetige Werte.</text:span></text:p>
      <text:h text:style-name="P14" text:outline-level="3">D<text:span text:style-name="T5">er</text:span> <text:span text:style-name="T4">Freiheitsgrad</text:span></text:h>
      <text:p text:style-name="P3">Die Information eines Komplexes erlaubt eine bestimmte Anzahl stabiler Modifikationen. <text:span text:style-name="T6">Gehen diese Freiheitsgrade gegen unendlich ist die Komplexität stetiger Information.</text:span></text:p>
      <text:h text:style-name="P15" text:outline-level="3">Die <text:span text:style-name="T2">diskrete Information</text:span></text:h>
      <text:p text:style-name="P6">Komplexe stetiger Information können durch spezifische Wirkung zwischen mehreren stabilen möglichen Informationen wechseln und so abstrahierte diskrete Information speichern. Diskrete Infromation ist an die stetige <text:span text:style-name="T30">oder in weiterer Folge diskrete</text:span> Information der <text:span text:style-name="T31">Wirtsk</text:span>omplexität gekoppelt. Daher kann die Operation an der diskreten Information Wirkung katalysieren.</text:p>
      <text:h text:style-name="P16" text:outline-level="3">D<text:span text:style-name="T3">ie</text:span> <text:span text:style-name="T25">Abstraktion</text:span></text:h>
      <text:p text:style-name="P2"><text:span text:style-name="T7">Komplexe </text:span>k<text:span text:style-name="T7">önnen</text:span> zu Komplex<text:span text:style-name="T12">en größerer Macht und höherer oder niedriger Freiheitsgrade</text:span> verklumpen.<text:span text:style-name="T12"> Sie können sich je nach Wirtskomplex stetig oder diskret ändern. Ihre Beziehungen können in „symbiotisch“, „parasitär“, und „entropisch“ unterteilt werden.</text:span></text:p>
      <text:p text:style-name="P5"/>
      <text:p text:style-name="P5">In der unendlich <text:span text:style-name="T13">positiven </text:span>Abstraktion liegt die <text:span text:style-name="T11">S</text:span>tetigkeit. <text:span text:style-name="T14">Am anderen Ende das binäre System.</text:span></text:p>
      <text:h text:style-name="P17" text:outline-level="3">Die <text:span text:style-name="T15">virtuelle</text:span> <text:span text:style-name="T22">Macht</text:span></text:h>
      <text:p text:style-name="P7">Komplexe diskreter Information ha<text:span text:style-name="T16">ben</text:span> ein reeles Wirkpotent<text:span text:style-name="T17">ial in der Wirklichkeit anderer solcher Komplexe und können in Bezug auf die Struktur der darunterliegende Abstraktionsebene mobil sein.</text:span></text:p>
      <text:h text:style-name="Heading_20_3" text:outline-level="3">Die Evolution</text:h>
      <text:p text:style-name="P8">Systeme <text:span text:style-name="T26">diskreter</text:span> Komplexe <text:span text:style-name="T26">können einen Freiheitsgrad besitzen, welcher einen selbstgetriebenen Komplexitätsaufbau ermöglicht. Hierbei lernen der diskrete Komplex und seine Abstraktionen den stetigen so zu steuern, dass die eigene Wirklichkeit einen für sich selbst günstigen Pfad geht. Alles verklum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cm" loext:contextual-spacing="false" style:page-number="auto" style:writing-mode="page"/>
      <style:text-properties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20:52:14.998834538</meta:creation-date>
    <dc:date>2017-06-26T23:21:49.463517914</dc:date>
    <meta:editing-duration>PT3H53M27S</meta:editing-duration>
    <meta:editing-cycles>236</meta:editing-cycles>
    <meta:generator>LibreOffice/5.3.3.2$Linux_X86_64 LibreOffice_project/30m0$Build-2</meta:generator>
    <meta:document-statistic meta:table-count="0" meta:image-count="0" meta:object-count="0" meta:page-count="1" meta:paragraph-count="27" meta:word-count="352" meta:character-count="2746" meta:non-whitespace-character-count="2420"/>
  </office:meta>
</office:document-meta>
</file>